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officeooo:paragraph-rsid="001d1735"/>
    </style:style>
    <style:style style:name="P3" style:family="paragraph" style:parent-style-name="Standard">
      <style:text-properties officeooo:rsid="001d1735" officeooo:paragraph-rsid="001d1735"/>
    </style:style>
    <style:style style:name="P4" style:family="paragraph" style:parent-style-name="Standard">
      <style:text-properties officeooo:rsid="001dac5a" officeooo:paragraph-rsid="001dac5a"/>
    </style:style>
    <style:style style:name="T1" style:family="text">
      <style:text-properties officeooo:rsid="001f97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иса</text:p>
      <text:p text:style-name="Standard"/>
      <text:p text:style-name="Standard">Рассказ про студентку. Она и её соседка ведут беседу перед сном в комнате общежития. Спустя время собеседница пытается намекнуть что пора бы спать. Но Лиса не останавливается. Соседка пытается заткнуть словами рот Лисы. Однако не получается. И соседка нападает на неё. На крики прибегают другие. Соседку оттаскивают. А Лиса с окровавленным лицом продолжает нести свой бред.</text:p>
      <text:p text:style-name="Standard"/>
      <text:p text:style-name="Standard">Девушки встречаются в комнате общежития.</text:p>
      <text:p text:style-name="Standard">Они занимаются своим делом.</text:p>
      <text:p text:style-name="Standard">Начинают разговор.</text:p>
      <text:p text:style-name="Standard">Сначала кто откуда прибыл.</text:p>
      <text:p text:style-name="Standard">Потом про учёбу.</text:p>
      <text:p text:style-name="Standard">Потом про развлечения.</text:p>
      <text:p text:style-name="Standard">Потом готовятся спать.</text:p>
      <text:p text:style-name="Standard">Уже в постели они заводят разговор про любовь.</text:p>
      <text:p text:style-name="Standard">Лиса начинает рассказывать как она преследует одну женщину. Хочет от неё дружбы.</text:p>
      <text:p text:style-name="P2">Соседка говорит, что хочет уже спать. Но Лиса не останавливается. </text:p>
      <text:p text:style-name="P2">Соседка более настойчиво говорит остановиться. Но Лиса продолжает.</text:p>
      <text:p text:style-name="P3">Соседка уже орёт и ругается. Но Лиса продолжает.</text:p>
      <text:p text:style-name="P3">Соседка бросается на неё с кулаками и начинает бить. А Лиса смеёться.</text:p>
      <text:p text:style-name="P3">В комнату входят обеспокоенные жильцы и оттаскивают соседку Лисы. А она так и продолжает смеяться.</text:p>
      <text:p text:style-name="P3"/>
      <text:p text:style-name="P4">Добавить твист? <text:span text:style-name="T1">Слишком пресно.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3T10:19:07.239568944</meta:creation-date>
    <dc:date>2022-12-23T10:21:22.237197802</dc:date>
    <meta:editing-duration>PT2M14S</meta:editing-duration>
    <meta:editing-cycles>4</meta:editing-cycles>
    <meta:generator>LibreOffice/7.4.3.2$Linux_X86_64 LibreOffice_project/40$Build-2</meta:generator>
    <meta:document-statistic meta:table-count="0" meta:image-count="0" meta:object-count="0" meta:page-count="1" meta:paragraph-count="17" meta:word-count="158" meta:character-count="1052" meta:non-whitespace-character-count="910"/>
  </office:meta>
</office:document-meta>
</file>